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cm"/>
    </style:style>
    <style:style style:name="co3" style:family="table-column">
      <style:table-column-properties fo:break-before="auto" style:column-width="1.171cm"/>
    </style:style>
    <style:style style:name="co4" style:family="table-column">
      <style:table-column-properties fo:break-before="auto" style:column-width="1.296cm"/>
    </style:style>
    <style:style style:name="co6" style:family="table-column">
      <style:table-column-properties fo:break-before="auto" style:column-width="2.979cm"/>
    </style:style>
    <style:style style:name="co7" style:family="table-column">
      <style:table-column-properties fo:break-before="auto" style:column-width="0.339cm"/>
    </style:style>
    <style:style style:name="co8" style:family="table-column">
      <style:table-column-properties fo:break-before="auto" style:column-width="11.6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0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ce2"/>
        <table:table-column table:style-name="co7" table:default-cell-style-name="Default"/>
        <table:table-column table:style-name="co8" table:default-cell-style-name="Default"/>
        <table:table-row table:style-name="ro3">
          <table:table-cell/>
          <table:table-cell office:value-type="string" calcext:value-type="string">
            <text:p>al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A – B</text:p>
          </table:table-cell>
          <table:table-cell office:value-type="string" calcext:value-type="string">
            <text:p>B – C</text:p>
          </table:table-cell>
          <table:table-cell office:value-type="string" calcext:value-type="string">
            <text:p>C – D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.000</text:p>
          </table:table-cell>
          <table:table-cell table:style-name="ce1" office:value-type="float" office:value="0.971428571428571" calcext:value-type="float">
            <text:p>0.971</text:p>
          </table:table-cell>
          <table:table-cell table:style-name="ce1" office:value-type="float" office:value="1" calcext:value-type="float">
            <text:p>1.000</text:p>
          </table:table-cell>
          <table:table-cell table:formula="of:=TTEST([.B2:.B11];[.C2:.C11];2;2)" office:value-type="float" office:value="1" calcext:value-type="float">
            <text:p>1</text:p>
          </table:table-cell>
          <table:table-cell table:formula="of:=TTEST([.C2:.C11];[.D2:.D11];2;2)" office:value-type="float" office:value="0.0462887813362704" calcext:value-type="float">
            <text:p>0,0462887813</text:p>
          </table:table-cell>
          <table:table-cell table:formula="of:=TTEST([.D2:.D11];[.E2:.E11];2;2)" office:value-type="float" office:value="0.0462887813362704" calcext:value-type="float">
            <text:p>0,0462887813</text:p>
          </table:table-cell>
          <table:table-cell/>
          <table:table-cell table:style-name="ce3" office:value-type="string" calcext:value-type="string">
            <text:p>P value and statistical significance: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.000</text:p>
          </table:table-cell>
          <table:table-cell table:style-name="ce1" office:value-type="float" office:value="0.942857142857143" calcext:value-type="float">
            <text:p>0.943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4"/>
          <table:table-cell table:style-name="ce4" office:value-type="string" calcext:value-type="string">
            <text:p>  The two-tailed P value equals 0.046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.000</text:p>
          </table:table-cell>
          <table:table-cell table:number-columns-repeated="4"/>
          <table:table-cell table:style-name="ce4" office:value-type="string" calcext:value-type="string">
            <text:p>  By conventional criteria, this difference is considered to be statistically significant.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.942857142857143" calcext:value-type="float">
            <text:p>0.943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.942857142857143" calcext:value-type="float">
            <text:p>0.94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.971428571428571" calcext:value-type="float">
            <text:p>0.971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.971428571428571" calcext:value-type="float">
            <text:p>0.971</text:p>
          </table:table-cell>
          <table:table-cell table:number-columns-repeated="4"/>
          <table:table-cell table:style-name="ce3" office:value-type="string" calcext:value-type="string">
            <text:p>Confidence interval: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.000</text:p>
          </table:table-cell>
          <table:table-cell table:style-name="ce1" office:value-type="float" office:value="0.971428571428571" calcext:value-type="float">
            <text:p>0.971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4"/>
          <table:table-cell table:style-name="ce4" office:value-type="string" calcext:value-type="string">
            <text:p>  The mean of Group One minus Group Two equals 0.02531746031746029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.000</text:p>
          </table:table-cell>
          <table:table-cell table:style-name="ce1" office:value-type="float" office:value="0.914285714285714" calcext:value-type="float">
            <text:p>0.914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4"/>
          <table:table-cell table:style-name="ce4" office:value-type="string" calcext:value-type="string">
            <text:p>  95% confidence interval of this difference: From 0.00046318169031361 to 0.05017173894460698 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.000</text:p>
          </table:table-cell>
          <table:table-cell table:style-name="ce1" office:value-type="float" office:value="0.972222222222222" calcext:value-type="float">
            <text:p>0.972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.000</text:p>
          </table:table-cell>
          <table:table-cell table:style-name="ce1" office:value-type="float" office:value="0.916666666666667" calcext:value-type="float">
            <text:p>0.917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.000</text:p>
          </table:table-cell>
          <table:table-cell table:style-name="ce1" office:value-type="float" office:value="0.972222222222222" calcext:value-type="float">
            <text:p>0.972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" office:value-type="float" office:value="0.971428571428571" calcext:value-type="float">
            <text:p>0.971</text:p>
          </table:table-cell>
          <table:table-cell table:number-columns-repeated="2" table:style-name="ce1" office:value-type="float" office:value="1" calcext:value-type="float">
            <text:p>1.000</text:p>
          </table:table-cell>
          <table:table-cell table:style-name="ce1" office:value-type="float" office:value="0.971428571428571" calcext:value-type="float">
            <text:p>0.971</text:p>
          </table:table-cell>
          <table:table-cell table:formula="of:=TTEST([.B13:.B22];[.C13:.C22];2;2)" office:value-type="float" office:value="0.59990083817351" calcext:value-type="float">
            <text:p>0,5999008382</text:p>
          </table:table-cell>
          <table:table-cell table:formula="of:=TTEST([.C13:.C22];[.D13:.D22];2;2)" office:value-type="float" office:value="0.313694596422752" calcext:value-type="float">
            <text:p>0,3136945964</text:p>
          </table:table-cell>
          <table:table-cell table:formula="of:=TTEST([.D13:.D22];[.E13:.E22];2;2)" office:value-type="float" office:value="0.543136457418248" calcext:value-type="float">
            <text:p>0,543136457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1" calcext:value-type="float">
            <text:p>1.00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.942857142857143" calcext:value-type="float">
            <text:p>0.943</text:p>
          </table:table-cell>
          <table:table-cell table:style-name="ce1" office:value-type="float" office:value="0.971428571428571" calcext:value-type="float">
            <text:p>0.971</text:p>
          </table:table-cell>
          <table:table-cell table:style-name="ce1" office:value-type="float" office:value="0.942857142857143" calcext:value-type="float">
            <text:p>0.943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 table:style-name="ce1" office:value-type="float" office:value="0.971428571428571" calcext:value-type="float">
            <text:p>0.971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4" table:style-name="ce1" office:value-type="float" office:value="1" calcext:value-type="float">
            <text:p>1.00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 table:style-name="ce1" office:value-type="float" office:value="1" calcext:value-type="float">
            <text:p>1.000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4" table:style-name="ce1" office:value-type="float" office:value="1" calcext:value-type="float">
            <text:p>1.000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.000</text:p>
          </table:table-cell>
          <table:table-cell table:style-name="ce1" office:value-type="float" office:value="0.916666666666667" calcext:value-type="float">
            <text:p>0.917</text:p>
          </table:table-cell>
          <table:table-cell table:style-name="ce1" office:value-type="float" office:value="1" calcext:value-type="float">
            <text:p>1.000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4" table:style-name="ce1" office:value-type="float" office:value="0.944444444444444" calcext:value-type="float">
            <text:p>0.944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" office:value-type="float" office:value="0.972222222222222" calcext:value-type="float">
            <text:p>0.972</text:p>
          </table:table-cell>
          <table:table-cell table:style-name="ce1" office:value-type="float" office:value="1" calcext:value-type="float">
            <text:p>1.000</text:p>
          </table:table-cell>
          <table:table-cell table:style-name="ce1" office:value-type="float" office:value="0.916666666666667" calcext:value-type="float">
            <text:p>0.917</text:p>
          </table:table-cell>
          <table:table-cell table:style-name="ce1" office:value-type="float" office:value="0.972222222222222" calcext:value-type="float">
            <text:p>0.972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0.971428571428571" calcext:value-type="float">
            <text:p>0,9714285714</text:p>
          </table:table-cell>
          <table:table-cell office:value-type="float" office:value="0.628571428571429" calcext:value-type="float">
            <text:p>0,6285714286</text:p>
          </table:table-cell>
          <table:table-cell office:value-type="float" office:value="0.971428571428571" calcext:value-type="float">
            <text:p>0,9714285714</text:p>
          </table:table-cell>
          <table:table-cell table:formula="of:=TTEST([.B24:.B33];[.C24:.C33];2;2)" office:value-type="float" office:value="0.423270913498235" calcext:value-type="float">
            <text:p>0,4232709135</text:p>
          </table:table-cell>
          <table:table-cell table:formula="of:=TTEST([.C24:.C33];[.D24:.D33];2;2)" office:value-type="float" office:value="0.000000000583261918840557" calcext:value-type="float">
            <text:p>5,83261918840557E-010</text:p>
          </table:table-cell>
          <table:table-cell table:formula="of:=TTEST([.D24:.D33];[.E24:.E33];2;2)" office:value-type="float" office:value="0.000000000342895216785926" calcext:value-type="float">
            <text:p>3,42895216785926E-010</text:p>
          </table:table-cell>
          <table:table-cell table:number-columns-repeated="2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float" office:value="0.657142857142857" calcext:value-type="float">
            <text:p>0,657142857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.942857142857143" calcext:value-type="float">
            <text:p>0,9428571429</text:p>
          </table:table-cell>
          <table:table-cell office:value-type="float" office:value="0.685714285714286" calcext:value-type="float">
            <text:p>0,6857142857</text:p>
          </table:table-cell>
          <table:table-cell office:value-type="float" office:value="0.942857142857143" calcext:value-type="float">
            <text:p>0,9428571429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42857142857143" calcext:value-type="float">
            <text:p>0,9428571429</text:p>
          </table:table-cell>
          <table:table-cell office:value-type="float" office:value="0.685714285714286" calcext:value-type="float">
            <text:p>0,68571428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.971428571428571" calcext:value-type="float">
            <text:p>0,9714285714</text:p>
          </table:table-cell>
          <table:table-cell office:value-type="float" office:value="0.771428571428571" calcext:value-type="float">
            <text:p>0,7714285714</text:p>
          </table:table-cell>
          <table:table-cell office:value-type="float" office:value="0.971428571428571" calcext:value-type="float">
            <text:p>0,9714285714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2" office:value-type="float" office:value="0.971428571428571" calcext:value-type="float">
            <text:p>0,9714285714</text:p>
          </table:table-cell>
          <table:table-cell office:value-type="float" office:value="0.685714285714286" calcext:value-type="float">
            <text:p>0,6857142857</text:p>
          </table:table-cell>
          <table:table-cell office:value-type="float" office:value="0.971428571428571" calcext:value-type="float">
            <text:p>0,9714285714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0.942857142857143" calcext:value-type="float">
            <text:p>0,9428571429</text:p>
          </table:table-cell>
          <table:table-cell office:value-type="float" office:value="0.771428571428571" calcext:value-type="float">
            <text:p>0,7714285714</text:p>
          </table:table-cell>
          <table:table-cell office:value-type="float" office:value="0.942857142857143" calcext:value-type="float">
            <text:p>0,9428571429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,66666666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972222222222222" calcext:value-type="float">
            <text:p>0,9722222222</text:p>
          </table:table-cell>
          <table:table-cell office:value-type="float" office:value="0.944444444444444" calcext:value-type="float">
            <text:p>0,9444444444</text:p>
          </table:table-cell>
          <table:table-cell office:value-type="float" office:value="0.833333333333333" calcext:value-type="float">
            <text:p>0,8333333333</text:p>
          </table:table-cell>
          <table:table-cell office:value-type="float" office:value="0.972222222222222" calcext:value-type="float">
            <text:p>0,9722222222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" office:value-type="float" office:value="0.944444444444444" calcext:value-type="float">
            <text:p>0,9444444444</text:p>
          </table:table-cell>
          <table:table-cell office:value-type="float" office:value="0.666666666666667" calcext:value-type="float">
            <text:p>0,6666666667</text:p>
          </table:table-cell>
          <table:table-cell office:value-type="float" office:value="0.944444444444444" calcext:value-type="float">
            <text:p>0,9444444444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0.971428571428571" calcext:value-type="float">
            <text:p>0,9714285714</text:p>
          </table:table-cell>
          <table:table-cell office:value-type="float" office:value="1" calcext:value-type="float">
            <text:p>1</text:p>
          </table:table-cell>
          <table:table-cell office:value-type="float" office:value="0.942857142857143" calcext:value-type="float">
            <text:p>0,9428571429</text:p>
          </table:table-cell>
          <table:table-cell office:value-type="float" office:value="0.971428571428571" calcext:value-type="float">
            <text:p>0,9714285714</text:p>
          </table:table-cell>
          <table:table-cell table:formula="of:=TTEST([.B35:.B44];[.C35:.C44];2;2)" office:value-type="float" office:value="0.730102317737187" calcext:value-type="float">
            <text:p>0,7301023177</text:p>
          </table:table-cell>
          <table:table-cell table:formula="of:=TTEST([.C35:.C44];[.D35:.D44];2;2)" office:value-type="float" office:value="0.0722093722057045" calcext:value-type="float">
            <text:p>0,0722093722</text:p>
          </table:table-cell>
          <table:table-cell table:formula="of:=TTEST([.D35:.D44];[.E35:.E44];2;2)" office:value-type="float" office:value="0.025328195322398" calcext:value-type="float">
            <text:p>0,025328195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.942857142857143" calcext:value-type="float">
            <text:p>0,9428571429</text:p>
          </table:table-cell>
          <table:table-cell office:value-type="float" office:value="1" calcext:value-type="float">
            <text:p>1</text:p>
          </table:table-cell>
          <table:table-cell office:value-type="float" office:value="0.942857142857143" calcext:value-type="float">
            <text:p>0,9428571429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857142857142857" calcext:value-type="float">
            <text:p>0,8571428571</text:p>
          </table:table-cell>
          <table:table-cell office:value-type="float" office:value="0.885714285714286" calcext:value-type="float">
            <text:p>0,8857142857</text:p>
          </table:table-cell>
          <table:table-cell office:value-type="float" office:value="0.942857142857143" calcext:value-type="float">
            <text:p>0,9428571429</text:p>
          </table:table-cell>
          <table:table-cell office:value-type="float" office:value="0.857142857142857" calcext:value-type="float">
            <text:p>0,8571428571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0.942857142857143" calcext:value-type="float">
            <text:p>0,9428571429</text:p>
          </table:table-cell>
          <table:table-cell office:value-type="float" office:value="0.971428571428571" calcext:value-type="float">
            <text:p>0,9714285714</text:p>
          </table:table-cell>
          <table:table-cell office:value-type="float" office:value="0.942857142857143" calcext:value-type="float">
            <text:p>0,9428571429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0.885714285714286" calcext:value-type="float">
            <text:p>0,8857142857</text:p>
          </table:table-cell>
          <table:table-cell office:value-type="float" office:value="1" calcext:value-type="float">
            <text:p>1</text:p>
          </table:table-cell>
          <table:table-cell office:value-type="float" office:value="0.885714285714286" calcext:value-type="float">
            <text:p>0,8857142857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914285714285714" calcext:value-type="float">
            <text:p>0,9142857143</text:p>
          </table:table-cell>
          <table:table-cell office:value-type="float" office:value="0.942857142857143" calcext:value-type="float">
            <text:p>0,9428571429</text:p>
          </table:table-cell>
          <table:table-cell table:number-columns-repeated="2" office:value-type="float" office:value="0.914285714285714" calcext:value-type="float">
            <text:p>0,9142857143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0.885714285714286" calcext:value-type="float">
            <text:p>0,8857142857</text:p>
          </table:table-cell>
          <table:table-cell office:value-type="float" office:value="0.914285714285714" calcext:value-type="float">
            <text:p>0,9142857143</text:p>
          </table:table-cell>
          <table:table-cell office:value-type="float" office:value="0.885714285714286" calcext:value-type="float">
            <text:p>0,8857142857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 office:value-type="float" office:value="0.972222222222222" calcext:value-type="float">
            <text:p>0,9722222222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float" office:value="0.833333333333333" calcext:value-type="float">
            <text:p>0,8333333333</text:p>
          </table:table-cell>
          <table:table-cell office:value-type="float" office:value="0.944444444444444" calcext:value-type="float">
            <text:p>0,9444444444</text:p>
          </table:table-cell>
          <table:table-cell office:value-type="float" office:value="0.833333333333333" calcext:value-type="float">
            <text:p>0,833333333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" office:value-type="float" office:value="0.833333333333333" calcext:value-type="float">
            <text:p>0,8333333333</text:p>
          </table:table-cell>
          <table:table-cell office:value-type="float" office:value="0.916666666666667" calcext:value-type="float">
            <text:p>0,9166666667</text:p>
          </table:table-cell>
          <table:table-cell office:value-type="float" office:value="0.833333333333333" calcext:value-type="float">
            <text:p>0,8333333333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2857142857143" calcext:value-type="float">
            <text:p>0,9428571429</text:p>
          </table:table-cell>
          <table:table-cell office:value-type="float" office:value="1" calcext:value-type="float">
            <text:p>1</text:p>
          </table:table-cell>
          <table:table-cell table:formula="of:=TTEST([.B46:.B55];[.C46:.C55];2;2)" office:value-type="float" office:value="0.995000947057537" calcext:value-type="float">
            <text:p>0,9950009471</text:p>
          </table:table-cell>
          <table:table-cell table:formula="of:=TTEST([.C46:.C55];[.D46:.D55];2;2)" office:value-type="float" office:value="0.162560919743599" calcext:value-type="float">
            <text:p>0,1625609197</text:p>
          </table:table-cell>
          <table:table-cell table:formula="of:=TTEST([.D46:.D55];[.E46:.E55];2;2)" office:value-type="float" office:value="0.120654072691334" calcext:value-type="float">
            <text:p>0,120654072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971428571428571" calcext:value-type="float">
            <text:p>0,9714285714</text:p>
          </table:table-cell>
          <table:table-cell office:value-type="float" office:value="0.914285714285714" calcext:value-type="float">
            <text:p>0,9142857143</text:p>
          </table:table-cell>
          <table:table-cell office:value-type="float" office:value="0.885714285714286" calcext:value-type="float">
            <text:p>0,8857142857</text:p>
          </table:table-cell>
          <table:table-cell office:value-type="float" office:value="0.971428571428571" calcext:value-type="float">
            <text:p>0,9714285714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2857142857143" calcext:value-type="float">
            <text:p>0,94285714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1428571428571" calcext:value-type="float">
            <text:p>0,97142857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971428571428571" calcext:value-type="float">
            <text:p>0,9714285714</text:p>
          </table:table-cell>
          <table:table-cell office:value-type="float" office:value="1" calcext:value-type="float">
            <text:p>1</text:p>
          </table:table-cell>
          <table:table-cell office:value-type="float" office:value="0.942857142857143" calcext:value-type="float">
            <text:p>0,9428571429</text:p>
          </table:table-cell>
          <table:table-cell office:value-type="float" office:value="0.971428571428571" calcext:value-type="float">
            <text:p>0,9714285714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 office:value-type="float" office:value="0.971428571428571" calcext:value-type="float">
            <text:p>0,9714285714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0.971428571428571" calcext:value-type="float">
            <text:p>0,9714285714</text:p>
          </table:table-cell>
          <table:table-cell office:value-type="float" office:value="0.942857142857143" calcext:value-type="float">
            <text:p>0,9428571429</text:p>
          </table:table-cell>
          <table:table-cell office:value-type="float" office:value="0.971428571428571" calcext:value-type="float">
            <text:p>0,9714285714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916666666666667" calcext:value-type="float">
            <text:p>0,9166666667</text:p>
          </table:table-cell>
          <table:table-cell office:value-type="float" office:value="0.944444444444444" calcext:value-type="float">
            <text:p>0,9444444444</text:p>
          </table:table-cell>
          <table:table-cell office:value-type="float" office:value="0.972222222222222" calcext:value-type="float">
            <text:p>0,9722222222</text:p>
          </table:table-cell>
          <table:table-cell office:value-type="float" office:value="0.916666666666667" calcext:value-type="float">
            <text:p>0,9166666667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972222222222222" calcext:value-type="float">
            <text:p>0,9722222222</text:p>
          </table:table-cell>
          <table:table-cell office:value-type="float" office:value="0.944444444444444" calcext:value-type="float">
            <text:p>0,9444444444</text:p>
          </table:table-cell>
          <table:table-cell office:value-type="float" office:value="1" calcext:value-type="float">
            <text:p>1</text:p>
          </table:table-cell>
          <table:table-cell office:value-type="float" office:value="0.972222222222222" calcext:value-type="float">
            <text:p>0,9722222222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972222222222222" calcext:value-type="float">
            <text:p>0,9722222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72222222222222" calcext:value-type="float">
            <text:p>0,9722222222</text:p>
          </table:table-cell>
          <table:table-cell table:number-columns-repeated="5"/>
        </table:table-row>
        <table:table-row table:style-name="ro3" table:number-rows-repeated="1048520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number:number-style style:name="N125">
      <number:number number:decimal-places="18" number:min-integer-digits="1"/>
    </number:number-style>
    <number:number-style style:name="N126">
      <number:number number:decimal-places="19" number:min-integer-digits="1"/>
    </number:number-style>
    <number:number-style style:name="N127">
      <number:number number:decimal-places="20" number:min-integer-digits="1"/>
    </number:number-style>
    <number:number-style style:name="N10110" number:language="en" number:country="GB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 style:data-style-name="N2" text:time-value="12:52:53.46668128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</meta:initial-creator>
    <meta:creation-date>2014-08-22T15:01:18</meta:creation-date>
    <dc:date>2014-08-23T12:54:02.765547131</dc:date>
    <dc:creator>Simo </dc:creator>
    <meta:editing-duration>PT18M12S</meta:editing-duration>
    <meta:editing-cycles>2</meta:editing-cycles>
    <meta:generator>LibreOffice/4.2.4.2$Linux_X86_64 LibreOffice_project/420m0$Build-2</meta:generator>
    <meta:document-statistic meta:table-count="3" meta:cell-count="277" meta:object-count="0"/>
  </office:meta>
</office:document-meta>
</file>